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1.4811in"/>
    </style:style>
    <style:style style:name="co9" style:family="table-column">
      <style:table-column-properties fo:break-before="auto" style:column-width="1.2472in"/>
    </style:style>
    <style:style style:name="co10" style:family="table-column">
      <style:table-column-properties fo:break-before="auto" style:column-width="1.2209in"/>
    </style:style>
    <style:style style:name="co11" style:family="table-column">
      <style:table-column-properties fo:break-before="auto" style:column-width="1.5126in"/>
    </style:style>
    <style:style style:name="co12" style:family="table-column">
      <style:table-column-properties fo:break-before="auto" style:column-width="1.7783in"/>
    </style:style>
    <style:style style:name="co13" style:family="table-column">
      <style:table-column-properties fo:break-before="auto" style:column-width="1.9244in"/>
    </style:style>
    <style:style style:name="co14" style:family="table-column">
      <style:table-column-properties fo:break-before="auto" style:column-width="2.004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#00cc00"/>
    </style:style>
    <style:style style:name="ce20" style:family="table-cell" style:parent-style-name="Default" style:data-style-name="N100">
      <style:table-cell-properties fo:background-color="#ffffff"/>
    </style:style>
    <style:style style:name="ce2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3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6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8"/>
        <table:table-column table:style-name="co3" table:number-columns-repeated="2" table:default-cell-style-name="ce1"/>
        <table:table-column table:style-name="co10" table:default-cell-style-name="ce1"/>
        <table:table-column table:style-name="co11" table:default-cell-style-name="ce18"/>
        <table:table-column table:style-name="co12" table:default-cell-style-name="ce18"/>
        <table:table-column table:style-name="co3" table:default-cell-style-name="ce18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997" table:default-cell-style-name="ce1"/>
        <table:table-column table:style-name="co15" table:number-columns-repeated="4" table:default-cell-style-name="ce1"/>
        <table:table-column table:style-name="co15" table:number-columns-repeated="5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5" office:value-type="string">
            <text:p>use_adaptive_range</text:p>
          </table:table-cell>
          <table:table-cell table:style-name="ce2" table:number-columns-repeated="1001"/>
          <table:table-cell table:number-columns-repeated="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19" office:value-type="string">
            <text:p>SKLFit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None,None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3" office:value-type="string">
            <text:p>False</text:p>
          </table:table-cell>
          <table:table-cell table:style-name="ce27"/>
          <table:table-cell table:style-name="ce28" table:number-columns-repeated="1000"/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3"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19" office:value-type="string">
            <text:p>AdamTrainer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None,None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3" office:value-type="string">
            <text:p>False</text:p>
          </table:table-cell>
          <table:table-cell table:style-name="ce27"/>
          <table:table-cell table:style-name="ce28" table:number-columns-repeated="1000"/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3"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None,None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3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None,None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1</text:p>
          </table:table-cell>
          <table:table-cell table:style-name="ce18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3"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01</text:p>
          </table:table-cell>
          <table:table-cell table:style-name="ce18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001</text:p>
          </table:table-cell>
          <table:table-cell table:style-name="ce18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None,None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3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3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None,None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number-columns-repeated="2" table:style-name="ce23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1</text:p>
          </table:table-cell>
          <table:table-cell table:style-name="ce18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3"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01</text:p>
          </table:table-cell>
          <table:table-cell table:style-name="ce18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001</text:p>
          </table:table-cell>
          <table:table-cell table:style-name="ce18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None,None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0.1</text:p>
          </table:table-cell>
          <table:table-cell table:number-columns-repeated="2" table:style-name="ce23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3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None,None)</text:p>
          </table:table-cell>
          <table:table-cell table:style-name="ce19" office:value-type="float" office:value="128">
            <text:p>128</text:p>
          </table:table-cell>
          <table:table-cell table:style-name="ce19" office:value-type="string">
            <text:p>True</text:p>
          </table:table-cell>
          <table:table-cell table:style-name="ce19" office:value-type="string">
            <text:p>0.1</text:p>
          </table:table-cell>
          <table:table-cell table:number-columns-repeated="2" table:style-name="ce23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1</text:p>
          </table:table-cell>
          <table:table-cell table:style-name="ce18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3"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01</text:p>
          </table:table-cell>
          <table:table-cell table:style-name="ce18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0.1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001</text:p>
          </table:table-cell>
          <table:table-cell table:style-name="ce18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0" office:value-type="string">
            <text:p>True</text:p>
          </table:table-cell>
          <table:table-cell table:style-name="ce18" office:value-type="string">
            <text:p>0.1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Fals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19" office:value-type="string">
            <text:p>AdamTrainer</text:p>
          </table:table-cell>
          <table:table-cell table:number-columns-repeated="2"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None,None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3"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number-columns-repeated="2" table:style-name="ce18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13"/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48,32,32,16,8]</text:p>
          </table:table-cell>
          <table:table-cell table:style-name="ce16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19" office:value-type="string">
            <text:p>AdamTrainer</text:p>
          </table:table-cell>
          <table:table-cell table:style-name="ce19" office:value-type="string">
            <text:p>1</text:p>
          </table:table-cell>
          <table:table-cell table:style-name="ce19" office:value-type="float" office:value="0.1">
            <text:p>0.1</text:p>
          </table:table-cell>
          <table:table-cell table:style-name="ce19" office:value-type="float" office:value="1000">
            <text:p>1000</text:p>
          </table:table-cell>
          <table:table-cell table:style-name="ce19" office:value-type="string">
            <text:p>(None,None)</text:p>
          </table:table-cell>
          <table:table-cell table:style-name="ce19" office:value-type="float" office:value="128">
            <text:p>128</text:p>
          </table:table-cell>
          <table:table-cell table:style-name="ce21" office:value-type="string">
            <text:p>False</text:p>
          </table:table-cell>
          <table:table-cell table:style-name="ce19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1</text:p>
          </table:table-cell>
          <table:table-cell table:style-name="ce18" office:value-type="string">
            <text:p>0.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13"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01</text:p>
          </table:table-cell>
          <table:table-cell table:style-name="ce18" office:value-type="string">
            <text:p>0.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13"/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48,32,32,16,8]</text:p>
          </table:table-cell>
          <table:table-cell table:style-name="ce17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AdamTrainer</text:p>
          </table:table-cell>
          <table:table-cell table:style-name="ce18" office:value-type="string">
            <text:p>0.001</text:p>
          </table:table-cell>
          <table:table-cell table:style-name="ce18" office:value-type="string">
            <text:p>0.0001</text:p>
          </table:table-cell>
          <table:table-cell table:style-name="ce18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float" office:value="128">
            <text:p>128</text:p>
          </table:table-cell>
          <table:table-cell table:style-name="ce22" office:value-type="string">
            <text:p>False</text:p>
          </table:table-cell>
          <table:table-cell table:style-name="ce18"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26" office:value-type="string">
            <text:p>True</text:p>
          </table:table-cell>
          <table:table-cell table:style-name="ce13"/>
          <table:table-cell table:number-columns-repeated="1005"/>
        </table:table-row>
        <table:table-row table:style-name="ro1" table:number-rows-repeated="29">
          <table:table-cell table:style-name="Default" table:number-columns-repeated="19"/>
          <table:table-cell table:number-columns-repeated="100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7">12/17/2023</text:date>, <text:time>12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3-12-17T12:06:35</dc:date>
    <meta:editing-cycles>210</meta:editing-cycles>
    <meta:editing-duration>PT1H26M17S</meta:editing-duration>
    <meta:document-statistic meta:table-count="1" meta:cell-count="743" meta:object-count="0"/>
  </office:meta>
</office:document-meta>
</file>